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cm" fo:min-width="5.85cm"/>
    </style:style>
    <style:style style:name="gr2" style:family="graphic" style:parent-style-name="standard">
      <style:graphic-properties draw:textarea-horizontal-align="justify" draw:textarea-vertical-align="middle" draw:auto-grow-height="false" fo:min-height="1.274cm" fo:min-width="2.041cm"/>
    </style:style>
    <style:style style:name="gr3" style:family="graphic" style:parent-style-name="standard">
      <style:graphic-properties draw:stroke="none" svg:stroke-color="#000000" draw:fill="none" draw:fill-color="#ffffff" fo:min-height="1.909cm"/>
    </style:style>
    <style:style style:name="gr4" style:family="graphic" style:parent-style-name="standard">
      <style:graphic-properties draw:stroke="none" svg:stroke-color="#000000" draw:fill="none" draw:fill-color="#ffffff" fo:min-height="2.544cm"/>
    </style:style>
    <style:style style:name="gr5" style:family="graphic" style:parent-style-name="standard">
      <style:graphic-properties draw:stroke="none" svg:stroke-color="#000000" draw:fill="none" draw:fill-color="#ffffff" fo:min-height="3.761cm"/>
    </style:style>
    <style:style style:name="gr6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2.54cm" svg:x="2.397cm" svg:y="4.93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1.524cm" svg:x="4.02cm" svg:y="22.139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3" draw:text-style-name="P2" draw:layer="layout" svg:width="7.874cm" svg:height="2.159cm" svg:x="10.271cm" svg:y="5.064cm">
          <draw:text-box>
            <text:p>矩形表示一节的内容</text:p>
            <text:p/>
          </draw:text-box>
        </draw:frame>
        <draw:frame draw:style-name="gr4" draw:text-style-name="P2" draw:layer="layout" svg:width="7.874cm" svg:height="2.842cm" svg:x="10.017cm" svg:y="21.955cm">
          <draw:text-box draw:corner-radius="0.847cm">
            <text:p>用五边形链接的线条表示”与”逻辑.</text:p>
            <text:p/>
          </draw:text-box>
        </draw:frame>
        <draw:frame draw:style-name="gr5" draw:text-style-name="P2" draw:layer="layout" svg:width="7.874cm" svg:height="4.011cm" svg:x="10.144cm" svg:y="12.737cm">
          <draw:text-box>
            <text:p>普通的连接线自上而下表示章节先后</text:p>
            <text:p>如果有分叉,各个分支之间是”或”关系</text:p>
          </draw:text-box>
        </draw:frame>
        <draw:connector draw:style-name="gr6" draw:text-style-name="P1" draw:layer="layout" svg:x1="2.581cm" svg:y1="13.192cm" svg:x2="7.985cm" svg:y2="14.712cm" svg:d="M2581 13192h2702v1520h2702" svg:viewBox="0 0 5405 152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06cm" fo:page-height="29.693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08:03:05.382530152</meta:creation-date>
    <dc:date>2017-10-20T08:27:13.478174894</dc:date>
    <meta:editing-duration>PT4M19S</meta:editing-duration>
    <meta:editing-cycles>5</meta:editing-cycles>
    <meta:generator>LibreOffice/5.1.6.2$Linux_X86_64 LibreOffice_project/10m0$Build-2</meta:generator>
    <meta:document-statistic meta:object-count="6"/>
  </office:meta>
</office:document-meta>
</file>